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ing_20_1" style:master-page-name="First_20_Page">
      <style:paragraph-properties style:page-number="auto"/>
      <style:text-properties style:font-name="Arial"/>
    </style:style>
    <style:style style:name="P2" style:family="paragraph" style:parent-style-name="Standard">
      <style:text-properties style:font-name="Arial" fo:font-size="11pt" style:font-size-asian="11pt" style:font-size-complex="11pt"/>
    </style:style>
    <style:style style:name="P3" style:family="paragraph" style:parent-style-name="Heading_20_1">
      <style:text-properties style:font-name="Arial" fo:language="en" fo:country="US" style:language-complex="ar" style:country-complex="SA"/>
    </style:style>
    <style:style style:name="P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P5" style:family="paragraph" style:parent-style-name="Heading_20_1">
      <style:text-properties style:font-name="Arial"/>
    </style:style>
    <style:style style:name="P6" style:family="paragraph" style:parent-style-name="Heading_20_1">
      <style:text-properties style:use-window-font-color="true" style:font-name="Arial" fo:font-size="11pt" fo:language="en" fo:country="US" style:font-name-asian="ArialMT" style:font-size-asian="11pt" style:font-name-complex="ArialMT" style:font-size-complex="11pt" style:language-complex="ar" style:country-complex="SA"/>
    </style:style>
    <style:style style:name="P7" style:family="paragraph" style:parent-style-name="Standard" style:list-style-name="L1">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8" style:family="paragraph" style:parent-style-name="Standard">
      <style:text-properties style:font-name="Arial"/>
    </style:style>
    <style:style style:name="P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style:font-name-asian="TimesNewRomanPSMT" style:font-size-asian="12pt" style:font-name-complex="TimesNewRomanPSMT" style:font-size-complex="12pt"/>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style:font-name-asian="TimesNewRomanPSMT" style:font-size-asian="12pt" style:font-weight-asian="normal" style:font-name-complex="TimesNewRomanPSMT" style:font-size-complex="12pt" style:font-weight-complex="normal"/>
    </style:style>
    <style:style style:name="P1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4" style:family="paragraph" style:parent-style-name="Header">
      <style:text-properties fo:language="zxx" fo:country="none" style:language-asian="zxx" style:country-asian="none"/>
    </style:style>
    <style:style style:name="P15" style:family="paragraph" style:parent-style-name="Header">
      <style:paragraph-properties style:snap-to-layout-grid="false"/>
    </style:style>
    <style:style style:name="P16"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17"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19"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20" style:family="paragraph" style:parent-style-name="Header">
      <style:paragraph-properties fo:text-align="center" style:justify-single-word="false" style:snap-to-layout-grid="false"/>
      <style:text-properties fo:font-size="14pt" style:font-size-asian="14pt" style:font-size-complex="14pt"/>
    </style:style>
    <style:style style:name="P2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2" style:family="paragraph" style:parent-style-name="Footer">
      <style:paragraph-properties>
        <style:tab-stops>
          <style:tab-stop style:position="3in" style:type="center"/>
          <style:tab-stop style:position="6.5in" style:type="right"/>
        </style:tab-stops>
      </style:paragraph-properties>
    </style:style>
    <style:style style:name="P23" style:family="paragraph" style:parent-style-name="Footer">
      <style:paragraph-properties>
        <style:tab-stops>
          <style:tab-stop style:position="2.8437in"/>
        </style:tab-stops>
      </style:paragraph-properties>
    </style:style>
    <style:style style:name="P24" style:family="paragraph" style:parent-style-name="Standard">
      <style:paragraph-properties fo:text-align="center" style:justify-single-word="false" style:snap-to-layout-grid="false"/>
      <style:text-properties fo:font-size="18pt" style:font-size-asian="18pt" style:font-size-complex="18pt"/>
    </style:style>
    <style:style style:name="P25" style:family="paragraph" style:parent-style-name="Standard">
      <style:text-properties style:font-name="Arial"/>
    </style:style>
    <style:style style:name="P26" style:family="paragraph" style:parent-style-name="Standard">
      <style:text-properties style:font-name="Arial" fo:font-size="11pt" style:font-size-asian="11pt" style:font-size-complex="11pt"/>
    </style:style>
    <style:style style:name="P2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P2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style:style>
    <style:style style:name="P29"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style:style>
    <style:style style:name="P30" style:family="paragraph" style:parent-style-name="Standard">
      <style:text-properties style:use-window-font-color="true" style:font-name="Arial" fo:font-size="11pt" fo:language="en" fo:country="US" style:font-name-asian="ArialMT" style:font-size-asian="11pt" style:font-name-complex="ArialMT" style:font-size-complex="11pt" style:language-complex="ar" style:country-complex="SA"/>
    </style:style>
    <style:style style:name="P3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1pt" style:font-name-asian="TimesNewRomanPSMT" style:font-size-asian="11pt" style:font-name-complex="TimesNewRomanPSMT" style:font-size-complex="11pt"/>
    </style:style>
    <style:style style:name="P3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style:font-name-asian="TimesNewRomanPSMT" style:font-size-asian="12pt" style:font-name-complex="TimesNewRomanPSMT" style:font-size-complex="12pt"/>
    </style:style>
    <style:style style:name="P3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style:font-name-asian="TimesNewRomanPSMT" style:font-size-asian="12pt" style:font-weight-asian="normal" style:font-name-complex="TimesNewRomanPSMT" style:font-size-complex="12pt" style:font-weight-complex="normal"/>
    </style:style>
    <style:style style:name="P34"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3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3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7" style:family="paragraph" style:parent-style-name="Table_20_Contents">
      <style:paragraph-properties fo:text-align="center" style:justify-single-word="false"/>
      <style:text-properties style:font-name="Arial"/>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Footer">
      <style:paragraph-properties>
        <style:tab-stops>
          <style:tab-stop style:position="3in" style:type="center"/>
          <style:tab-stop style:position="6.5in" style:type="right"/>
        </style:tab-stops>
      </style:paragraph-properties>
    </style:style>
    <style:style style:name="P40"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1"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42"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4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4"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45" style:family="paragraph" style:parent-style-name="Header">
      <style:paragraph-properties fo:text-align="center" style:justify-single-word="false" style:snap-to-layout-grid="false"/>
      <style:text-properties fo:font-size="14pt" style:font-size-asian="14pt" style:font-size-complex="14pt"/>
    </style:style>
    <style:style style:name="P46"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1pt" style:font-name-asian="TimesNewRomanPSMT" style:font-size-asian="11pt" style:font-name-complex="TimesNewRomanPSMT" style:font-size-complex="11pt"/>
    </style:style>
    <style:style style:name="P47" style:family="paragraph" style:parent-style-name="Standard" style:list-style-name="L3">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1pt" style:font-name-asian="TimesNewRomanPSMT" style:font-size-asian="11pt" style:font-name-complex="TimesNewRomanPSMT" style:font-size-complex="11pt"/>
    </style:style>
    <style:style style:name="P4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style:font-name-asian="TimesNewRomanPSMT" style:font-size-asian="12pt" style:font-name-complex="TimesNewRomanPSMT" style:font-size-complex="12pt"/>
    </style:style>
    <style:style style:name="P4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style:font-name-asian="TimesNewRomanPSMT" style:font-size-asian="12pt" style:font-weight-asian="normal" style:font-name-complex="TimesNewRomanPSMT" style:font-size-complex="12pt" style:font-weight-complex="normal"/>
    </style:style>
    <style:style style:name="P50" style:family="paragraph" style:parent-style-name="Standard" style:list-style-name="L1">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5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52" style:family="paragraph" style:parent-style-name="Standard">
      <style:text-properties style:font-name="Arial"/>
    </style:style>
    <style:style style:name="P53" style:family="paragraph" style:parent-style-name="Standard">
      <style:text-properties style:font-name="Arial" fo:font-size="11pt" style:font-size-asian="11pt" style:font-size-complex="11pt"/>
    </style:style>
    <style:style style:name="P54"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P55" style:family="paragraph" style:parent-style-name="Standard" style:list-style-name="L3">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P5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P5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style:style>
    <style:style style:name="P58" style:family="paragraph" style:parent-style-name="Heading_20_1">
      <style:text-properties style:font-name="Arial"/>
    </style:style>
    <style:style style:name="P59" style:family="paragraph" style:parent-style-name="Heading_20_1">
      <style:text-properties style:font-name="Arial" fo:language="en" fo:country="US" style:language-complex="ar" style:country-complex="SA"/>
    </style:style>
    <style:style style:name="P60" style:family="paragraph" style:parent-style-name="Heading_20_1">
      <style:text-properties style:font-name="Arial" fo:font-size="16pt" style:font-size-asian="16pt" style:font-size-complex="16pt"/>
    </style:style>
    <style:style style:name="P61" style:family="paragraph" style:parent-style-name="Heading_20_1">
      <style:text-properties style:use-window-font-color="true" style:font-name="Arial" fo:font-size="11pt" fo:language="en" fo:country="US" style:font-name-asian="ArialMT" style:font-size-asian="11pt" style:font-name-complex="ArialMT" style:font-size-complex="11pt" style:language-complex="ar" style:country-complex="SA"/>
    </style:style>
    <style:style style:name="P62" style:family="paragraph" style:parent-style-name="Heading_20_1" style:master-page-name="First_20_Page">
      <style:paragraph-properties style:page-number="auto"/>
      <style:text-properties style:font-name="Arial"/>
    </style:style>
    <style:style style:name="P63" style:family="paragraph">
      <style:paragraph-properties style:writing-mode="lr-tb"/>
    </style:style>
    <style:style style:name="P64"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sian="TimesNewRomanPSMT" style:font-name-complex="TimesNewRomanPSMT"/>
    </style:style>
    <style:style style:name="T2" style:family="text">
      <style:text-properties style:use-window-font-color="true" fo:language="en" fo:country="US" style:font-name-asian="ArialMT" style:font-name-complex="ArialMT"/>
    </style:style>
    <style:style style:name="T3" style:family="text">
      <style:text-properties style:use-window-font-color="true" style:font-name="ArialMT" fo:language="en" fo:country="US" style:font-name-asian="ArialMT" style:font-name-complex="ArialMT"/>
    </style:style>
    <style:style style:name="T4" style:family="text">
      <style:text-properties style:use-window-font-color="true" fo:language="en" fo:country="US" style:font-name-asian="TimesNewRomanPSMT" style:font-name-complex="TimesNewRomanPSMT"/>
    </style:style>
    <style:style style:name="T5" style:family="text">
      <style:text-properties style:use-window-font-color="true" fo:language="en" fo:country="US" style:font-name-asian="Helvetica" style:font-name-complex="Helvetica"/>
    </style:style>
    <style:style style:name="T6" style:family="text">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T7" style:family="text">
      <style:text-properties style:use-window-font-color="true" fo:font-size="12pt" style:font-name-asian="TimesNewRomanPSMT" style:font-size-asian="12pt" style:font-name-complex="TimesNewRomanPSMT" style:font-size-complex="12pt"/>
    </style:style>
    <style:style style:name="T8"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9"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0" style:family="text">
      <style:text-properties fo:font-size="9pt" style:font-size-asian="9pt"/>
    </style:style>
    <style:style style:name="T11" style:family="text">
      <style:text-properties fo:font-size="9pt" style:font-size-asian="9pt" style:font-size-complex="8pt"/>
    </style:style>
    <style:style style:name="T12" style:family="text">
      <style:text-properties fo:font-size="9pt" style:font-size-asian="9pt" style:font-size-complex="9pt"/>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0pt" style:font-size-asian="10pt" style:font-size-complex="10pt"/>
    </style:style>
    <style:style style:name="T17"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18" style:family="text">
      <style:text-properties style:use-window-font-color="true" style:font-name="Helvetica-Bold" fo:font-weight="bold" style:font-name-asian="Helvetica-Bold" style:font-weight-asian="bold" style:font-name-complex="Helvetica-Bold" style:font-weight-complex="bold"/>
    </style:style>
    <style:style style:name="T19"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20" style:family="text">
      <style:text-properties style:use-window-font-color="true" style:font-name="Helvetica" fo:font-weight="normal" style:font-name-asian="Helvetica" style:font-weight-asian="normal" style:font-name-complex="Helvetica" style:font-weight-complex="normal"/>
    </style:style>
    <style:style style:name="T21" style:family="text">
      <style:text-properties style:use-window-font-color="true" style:font-name="Arial-BoldMT" fo:font-weight="bold" style:font-name-asian="Arial-BoldMT" style:font-weight-asian="bold" style:font-name-complex="Arial-BoldMT" style:font-weight-complex="bold"/>
    </style:style>
    <style:style style:name="T22" style:family="text">
      <style:text-properties style:use-window-font-color="true" style:font-name-asian="TimesNewRomanPSMT" style:font-name-complex="TimesNewRomanPSMT"/>
    </style:style>
    <style:style style:name="T23" style:family="text">
      <style:text-properties style:use-window-font-color="true" style:font-name-asian="Helvetica" style:font-name-complex="Helvetica"/>
    </style:style>
    <style:style style:name="T24" style:family="text">
      <style:text-properties style:use-window-font-color="true" style:font-name="ArialMT" fo:language="en" fo:country="US" style:font-name-asian="ArialMT" style:font-name-complex="ArialMT"/>
    </style:style>
    <style:style style:name="T25" style:family="text">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T26" style:family="text">
      <style:text-properties style:use-window-font-color="true" fo:language="en" fo:country="US" style:font-name-asian="ArialMT" style:font-name-complex="ArialMT"/>
    </style:style>
    <style:style style:name="T27" style:family="text">
      <style:text-properties style:use-window-font-color="true" fo:language="en" fo:country="US" style:font-name-asian="TimesNewRomanPSMT" style:font-name-complex="TimesNewRomanPSMT"/>
    </style:style>
    <style:style style:name="T28" style:family="text">
      <style:text-properties style:use-window-font-color="true" fo:language="en" fo:country="US" style:font-name-asian="Helvetica" style:font-name-complex="Helvetica"/>
    </style:style>
    <style:style style:name="T29" style:family="text">
      <style:text-properties style:use-window-font-color="true" fo:font-size="12pt" style:font-name-asian="TimesNewRomanPSMT" style:font-size-asian="12pt" style:font-name-complex="TimesNewRomanPSMT" style:font-size-complex="12pt"/>
    </style:style>
    <style:style style:name="T30" style:family="text">
      <style:text-properties style:use-window-font-color="true" fo:font-size="12pt" style:font-name-asian="Helvetica" style:font-size-asian="12pt" style:font-name-complex="Helvetica" style:font-size-complex="12pt"/>
    </style:style>
    <style:style style:name="T31"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32"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33"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34" style:family="text">
      <style:text-properties style:use-window-font-color="true" fo:font-size="12pt" fo:language="en" fo:country="US" style:font-name-asian="TimesNewRomanPSMT" style:font-size-asian="12pt" style:font-name-complex="TimesNewRomanPSMT" style:font-size-complex="12pt" style:language-complex="ar" style:country-complex="SA"/>
    </style:style>
    <style:style style:name="T35" style:family="text">
      <style:text-properties style:use-window-font-color="true" fo:font-weight="bold" style:font-name-asian="TimesNewRomanPS-BoldMT" style:font-weight-asian="bold" style:font-name-complex="TimesNewRomanPS-BoldMT" style:font-weight-complex="bold"/>
    </style:style>
    <style:style style:name="T36" style:family="text">
      <style:text-properties style:use-window-font-color="true" fo:font-weight="normal" style:font-name-asian="Helvetica" style:font-weight-asian="normal" style:font-name-complex="Helvetica" style:font-weight-complex="normal"/>
    </style:style>
    <style:style style:name="T37" style:family="text">
      <style:text-properties style:font-name-asian="TimesNewRomanPSMT" style:font-name-complex="TimesNewRomanPSMT"/>
    </style:style>
    <style:style style:name="T38" style:family="text">
      <style:text-properties style:font-name-asian="Helvetica" style:font-name-complex="Helvetica"/>
    </style:style>
    <style:style style:name="T39" style:family="text">
      <style:text-properties fo:font-weight="normal" style:font-weight-asian="normal" style:font-weight-complex="normal"/>
    </style:style>
    <style:style style:name="T40" style:family="text">
      <style:text-properties fo:font-weight="normal" style:font-name-asian="Helvetica" style:font-weight-asian="normal" style:font-name-complex="Helvetica" style:font-weight-complex="normal"/>
    </style:style>
    <style:style style:name="T41" style:family="text">
      <style:text-properties fo:font-weight="bold" style:font-name-asian="TimesNewRomanPS-BoldMT" style:font-weight-asian="bold" style:font-name-complex="TimesNewRomanPS-BoldMT" style:font-weight-complex="bold"/>
    </style:style>
    <style:style style:name="T42" style:family="text">
      <style:text-properties fo:language="en" fo:country="US" style:language-complex="ar" style:country-complex="SA"/>
    </style:style>
    <style:style style:name="T43" style:family="text">
      <style:text-properties style:font-name="Times New Roman1" fo:font-size="1pt" style:font-name-asian="Times New Roman1" style:font-name-complex="Times New Roman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668306416">
          <text:deletion>
            <office:change-info>
              <dc:creator>David Harris</dc:creator>
              <dc:date>2010-08-30T23:11:00</dc:date>
            </office:change-info>
            <text:h text:style-name="P1" text:outline-level="1">Title</text:h>
          </text:deletion>
        </text:changed-region>
        <text:changed-region text:id="ct654119552">
          <text:insertion>
            <office:change-info>
              <dc:creator>David Harris</dc:creator>
              <dc:date>2010-08-30T23:11:00</dc:date>
            </office:change-info>
          </text:insertion>
        </text:changed-region>
        <text:changed-region text:id="ct689140448">
          <text:insertion>
            <office:change-info>
              <dc:creator>David Harris</dc:creator>
              <dc:date>2010-08-30T23:11:00</dc:date>
            </office:change-info>
          </text:insertion>
        </text:changed-region>
        <text:changed-region text:id="ct667152752">
          <text:insertion>
            <office:change-info>
              <dc:creator>Unknown Author</dc:creator>
              <dc:date>2010-08-31T19:30:00</dc:date>
            </office:change-info>
          </text:insertion>
        </text:changed-region>
        <text:changed-region text:id="ct522124448">
          <text:insertion>
            <office:change-info>
              <dc:creator>Unknown Author</dc:creator>
              <dc:date>2010-08-31T19:31:00</dc:date>
            </office:change-info>
          </text:insertion>
        </text:changed-region>
        <text:changed-region text:id="ct588981712">
          <text:deletion>
            <office:change-info>
              <dc:creator>Unknown Author</dc:creator>
              <dc:date>2010-08-31T19:31:00</dc:date>
            </office:change-info>
            <text:p text:style-name="P2"><text:span text:style-name="T1">. It describes </text:span></text:p>
          </text:deletion>
        </text:changed-region>
        <text:changed-region text:id="ct713168096">
          <text:insertion>
            <office:change-info>
              <dc:creator>David Harris</dc:creator>
              <dc:date>2010-08-30T23:11:00</dc:date>
            </office:change-info>
          </text:insertion>
        </text:changed-region>
        <text:changed-region text:id="ct667012720">
          <text:deletion>
            <office:change-info>
              <dc:creator>Unknown Author</dc:creator>
              <dc:date>2010-08-31T19:31:00</dc:date>
            </office:change-info>
            <text:p text:style-name="P2"><text:span text:style-name="T2"><text:s/></text:span></text:p>
          </text:deletion>
        </text:changed-region>
        <text:changed-region text:id="ct654138832">
          <text:deletion>
            <office:change-info>
              <dc:creator>David Harris</dc:creator>
              <dc:date>2010-08-30T23:11:00</dc:date>
            </office:change-info>
            <text:p text:style-name="P2"><text:span text:style-name="T3">Lorem ipsum dolor sit amet, consectetur adipiscing elit. Fusce ornare mattis justo vitae imperdiet. Cum sociis natoque penatibus et magnis dis parturient montes, nascetur ridiculus mus.</text:span></text:p>
          </text:deletion>
        </text:changed-region>
        <text:changed-region text:id="ct568117280">
          <text:deletion>
            <office:change-info>
              <dc:creator>Unknown Author</dc:creator>
              <dc:date>2010-08-31T19:31:00</dc:date>
            </office:change-info>
            <text:p text:style-name="P2"><text:span text:style-name="T4"><text:s/>Seriously, if you want to know about Ethernet, or modular standards for power connections, or how to make really good fried chicken, look elsewhere.</text:span><text:span text:style-name="T5"> </text:span></text:p>
          </text:deletion>
        </text:changed-region>
        <text:changed-region text:id="ct688407312">
          <text:format-change>
            <office:change-info>
              <dc:creator>David Harris</dc:creator>
              <dc:date>2010-08-30T23:31:00</dc:date>
            </office:change-info>
          </text:format-change>
        </text:changed-region>
        <text:changed-region text:id="ct518156560">
          <text:deletion>
            <office:change-info>
              <dc:creator>David Harris</dc:creator>
              <dc:date>2010-08-30T23:11:00</dc:date>
            </office:change-info>
            <text:h text:style-name="P3" text:outline-level="1">Section Title</text:h>
          </text:deletion>
        </text:changed-region>
        <text:changed-region text:id="ct655072400">
          <text:insertion>
            <office:change-info>
              <dc:creator>David Harris</dc:creator>
              <dc:date>2010-08-30T23:11:00</dc:date>
            </office:change-info>
          </text:insertion>
        </text:changed-region>
        <text:changed-region text:id="ct506890704">
          <text:insertion>
            <office:change-info>
              <dc:creator>David Harris</dc:creator>
              <dc:date>2010-08-30T23:12:00</dc:date>
            </office:change-info>
          </text:insertion>
        </text:changed-region>
        <text:changed-region text:id="ct649332176">
          <text:insertion>
            <office:change-info>
              <dc:creator>Bob Jacobsen</dc:creator>
              <dc:date>2010-08-31T05:29:00</dc:date>
            </office:change-info>
          </text:insertion>
        </text:changed-region>
        <text:changed-region text:id="ct649331984">
          <text:insertion>
            <office:change-info>
              <dc:creator>David Harris</dc:creator>
              <dc:date>2010-08-30T23:12:00</dc:date>
            </office:change-info>
          </text:insertion>
        </text:changed-region>
        <text:changed-region text:id="ct641966256">
          <text:deletion>
            <office:change-info>
              <dc:creator>Bob Jacobsen</dc:creator>
              <dc:date>2010-08-31T05:29:00</dc:date>
            </office:change-info>
            <text:p text:style-name="P4"><text:span text:style-name="T1"><text:s/>limited</text:span></text:p>
          </text:deletion>
          <text:insertion>
            <office:change-info office:chg-author="David Harris" office:chg-date-time="2010-08-30T23:12:00"/>
          </text:insertion>
        </text:changed-region>
        <text:changed-region text:id="ct649512288">
          <text:insertion>
            <office:change-info>
              <dc:creator>David Harris</dc:creator>
              <dc:date>2010-08-30T23:12:00</dc:date>
            </office:change-info>
          </text:insertion>
        </text:changed-region>
        <text:changed-region text:id="ct642557792">
          <text:insertion>
            <office:change-info>
              <dc:creator>Bob Jacobsen</dc:creator>
              <dc:date>2010-08-31T05:30:00</dc:date>
            </office:change-info>
          </text:insertion>
        </text:changed-region>
        <text:changed-region text:id="ct642724176">
          <text:insertion>
            <office:change-info>
              <dc:creator>David Harris</dc:creator>
              <dc:date>2010-08-30T23:12:00</dc:date>
            </office:change-info>
          </text:insertion>
        </text:changed-region>
        <text:changed-region text:id="ct641966384">
          <text:insertion>
            <office:change-info>
              <dc:creator>Bob Jacobsen</dc:creator>
              <dc:date>2010-08-31T05:30:00</dc:date>
            </office:change-info>
          </text:insertion>
        </text:changed-region>
        <text:changed-region text:id="ct642378352">
          <text:insertion>
            <office:change-info>
              <dc:creator>David Harris</dc:creator>
              <dc:date>2010-08-30T23:12:00</dc:date>
            </office:change-info>
          </text:insertion>
        </text:changed-region>
        <text:changed-region text:id="ct656218560">
          <text:deletion>
            <office:change-info>
              <dc:creator>David Harris</dc:creator>
              <dc:date>2010-08-30T23:13:00</dc:date>
            </office:change-info>
            <text:h text:style-name="P5" text:outline-level="1">S</text:h>
          </text:deletion>
        </text:changed-region>
        <text:changed-region text:id="ct659172016">
          <text:deletion>
            <office:change-info>
              <dc:creator>David Harris</dc:creator>
              <dc:date>2010-08-30T23:12:00</dc:date>
            </office:change-info>
            <text:h text:style-name="P5" text:outline-level="1"><text:span text:style-name="T6">Quisque sollicitudin tempor bibendum. Donec consectetur condimentum sollicitudin. Sed dignissim velit id felis lacinia at eleifend nisi laoreet. Vivamus tristique porta ornare. Vivamus feugiat dolor id lectus aliquet luctus. </text:span></text:h>
            <text:h text:style-name="P5" text:outline-level="1"><text:span text:style-name="T6"/></text:h>
          </text:deletion>
        </text:changed-region>
        <text:changed-region text:id="ct506797872">
          <text:insertion>
            <office:change-info>
              <dc:creator>David Harris</dc:creator>
              <dc:date>2010-08-30T23:13:00</dc:date>
            </office:change-info>
          </text:insertion>
        </text:changed-region>
        <text:changed-region text:id="ct696874528">
          <text:deletion>
            <office:change-info>
              <dc:creator>David Harris</dc:creator>
              <dc:date>2010-08-30T23:13:00</dc:date>
            </office:change-info>
            <text:h text:style-name="P5" text:outline-level="1">ection Title</text:h>
          </text:deletion>
        </text:changed-region>
        <text:changed-region text:id="ct520876704">
          <text:format-change>
            <office:change-info>
              <dc:creator>David Harris</dc:creator>
              <dc:date>2010-08-30T23:31:00</dc:date>
            </office:change-info>
          </text:format-change>
        </text:changed-region>
        <text:changed-region text:id="ct535663840">
          <text:insertion>
            <office:change-info>
              <dc:creator>David Harris</dc:creator>
              <dc:date>2010-08-30T23:14:00</dc:date>
            </office:change-info>
          </text:insertion>
        </text:changed-region>
        <text:changed-region text:id="ct652737936">
          <text:insertion>
            <office:change-info>
              <dc:creator>David Harris</dc:creator>
              <dc:date>2010-08-30T23:16:00</dc:date>
            </office:change-info>
          </text:insertion>
        </text:changed-region>
        <text:changed-region text:id="ct659117216">
          <text:deletion>
            <office:change-info>
              <dc:creator>David Harris</dc:creator>
              <dc:date>2010-08-30T23:14:00</dc:date>
            </office:change-info>
            <text:h text:style-name="P6" text:outline-level="1">Praesent gravida pulvinar vehicula. Vivamus eu nisl eget sem rutrum suscipit id a magna. Integer id ante odio. </text:h>
            <text:list xml:id="list798848733" text:style-name="L1">
              <text:list-item>
                <text:p text:style-name="P7">Lorem ipsum dolor sit amet, consectetur adipiscing elit. </text:p>
              </text:list-item>
            </text:list>
            <text:p text:style-name="Standard"><text:span text:style-name="T6">Sed consectetur, ipsum et egestas accumsan, felis erat ornare mauris, sit amet suscipit ante orci sed massa.</text:span></text:p>
          </text:deletion>
        </text:changed-region>
        <text:changed-region text:id="ct478325232">
          <text:insertion>
            <office:change-info>
              <dc:creator>David Harris</dc:creator>
              <dc:date>2010-08-30T23:17:00</dc:date>
            </office:change-info>
          </text:insertion>
        </text:changed-region>
        <text:changed-region text:id="ct588553120">
          <text:insertion>
            <office:change-info>
              <dc:creator>David Harris</dc:creator>
              <dc:date>2010-08-30T23:16:00</dc:date>
            </office:change-info>
          </text:insertion>
        </text:changed-region>
        <text:changed-region text:id="ct507002480">
          <text:insertion>
            <office:change-info>
              <dc:creator>David Harris</dc:creator>
              <dc:date>2010-08-30T23:18:00</dc:date>
            </office:change-info>
          </text:insertion>
        </text:changed-region>
        <text:changed-region text:id="ct643531760">
          <text:deletion>
            <office:change-info>
              <dc:creator>Bob Jacobsen</dc:creator>
              <dc:date>2010-08-31T05:31:00</dc:date>
            </office:change-info>
            <text:p text:style-name="P8">C</text:p>
          </text:deletion>
          <text:insertion>
            <office:change-info office:chg-author="David Harris" office:chg-date-time="2010-08-30T23:18:00"/>
          </text:insertion>
        </text:changed-region>
        <text:changed-region text:id="ct643164128">
          <text:deletion>
            <office:change-info>
              <dc:creator>Bob Jacobsen</dc:creator>
              <dc:date>2010-08-31T05:32:00</dc:date>
            </office:change-info>
            <text:p text:style-name="P8">onnectors are not required</text:p>
          </text:deletion>
          <text:insertion>
            <office:change-info office:chg-author="David Harris" office:chg-date-time="2010-08-30T23:18:00"/>
          </text:insertion>
        </text:changed-region>
        <text:changed-region text:id="ct658137808">
          <text:deletion>
            <office:change-info>
              <dc:creator>Bob Jacobsen</dc:creator>
              <dc:date>2010-08-31T05:32:00</dc:date>
            </office:change-info>
            <text:p text:style-name="P8"><text:s/>where the cable is permanently connected to the node, which is common for throttles</text:p>
          </text:deletion>
          <text:insertion>
            <office:change-info office:chg-author="Unknown Author" office:chg-date-time="2010-08-31T19:32:00"/>
          </text:insertion>
        </text:changed-region>
        <text:changed-region text:id="ct525663344">
          <text:deletion>
            <office:change-info>
              <dc:creator>Bob Jacobsen</dc:creator>
              <dc:date>2010-08-31T05:32:00</dc:date>
            </office:change-info>
            <text:p text:style-name="P8">. </text:p>
          </text:deletion>
          <text:insertion>
            <office:change-info office:chg-author="Unknown Author" office:chg-date-time="2010-08-31T19:34:00"/>
          </text:insertion>
        </text:changed-region>
        <text:changed-region text:id="ct642553152">
          <text:deletion>
            <office:change-info>
              <dc:creator>Bob Jacobsen</dc:creator>
              <dc:date>2010-08-31T05:31:00</dc:date>
            </office:change-info>
            <text:p text:style-name="P8">I</text:p>
          </text:deletion>
          <text:insertion>
            <office:change-info office:chg-author="Unknown Author" office:chg-date-time="2010-08-31T19:34:00"/>
          </text:insertion>
        </text:changed-region>
        <text:changed-region text:id="ct535701968">
          <text:deletion>
            <office:change-info>
              <dc:creator>Unknown Author</dc:creator>
              <dc:date>2010-08-31T19:34:00</dc:date>
            </office:change-info>
            <text:p text:style-name="P8">i tub ,</text:p>
          </text:deletion>
        </text:changed-region>
        <text:changed-region text:id="ct649513120">
          <text:deletion>
            <office:change-info>
              <dc:creator>Bob Jacobsen</dc:creator>
              <dc:date>2010-08-31T05:31:00</dc:date>
            </office:change-info>
            <text:p text:style-name="P8">f </text:p>
          </text:deletion>
          <text:insertion>
            <office:change-info office:chg-author="David Harris" office:chg-date-time="2010-08-30T23:18:00"/>
          </text:insertion>
        </text:changed-region>
        <text:changed-region text:id="ct649597232">
          <text:deletion>
            <office:change-info>
              <dc:creator>Bob Jacobsen</dc:creator>
              <dc:date>2010-08-31T05:32:00</dc:date>
            </office:change-info>
            <text:p text:style-name="P8"><text:span text:style-name="T7">connectors are provided, t</text:span></text:p>
          </text:deletion>
          <text:insertion>
            <office:change-info office:chg-author="David Harris" office:chg-date-time="2010-08-30T23:18:00"/>
          </text:insertion>
        </text:changed-region>
        <text:changed-region text:id="ct642548176">
          <text:insertion>
            <office:change-info>
              <dc:creator>Bob Jacobsen</dc:creator>
              <dc:date>2010-08-31T05:32:00</dc:date>
            </office:change-info>
          </text:insertion>
        </text:changed-region>
        <text:changed-region text:id="ct507010576">
          <text:insertion>
            <office:change-info>
              <dc:creator>David Harris</dc:creator>
              <dc:date>2010-08-30T23:18:00</dc:date>
            </office:change-info>
          </text:insertion>
        </text:changed-region>
        <text:changed-region text:id="ct643432736">
          <text:deletion>
            <office:change-info>
              <dc:creator>Bob Jacobsen</dc:creator>
              <dc:date>2010-08-31T05:32:00</dc:date>
            </office:change-info>
            <text:p text:style-name="P8"><text:span text:style-name="T7">. <text:s/></text:span></text:p>
          </text:deletion>
          <text:insertion>
            <office:change-info office:chg-author="David Harris" office:chg-date-time="2010-08-30T23:18:00"/>
          </text:insertion>
        </text:changed-region>
        <text:changed-region text:id="ct642463696">
          <text:insertion>
            <office:change-info>
              <dc:creator>Bob Jacobsen</dc:creator>
              <dc:date>2010-08-31T05:32:00</dc:date>
            </office:change-info>
          </text:insertion>
        </text:changed-region>
        <text:changed-region text:id="ct643173392">
          <text:insertion>
            <office:change-info>
              <dc:creator>Bob Jacobsen</dc:creator>
              <dc:date>2010-08-31T05:31:00</dc:date>
            </office:change-info>
          </text:insertion>
        </text:changed-region>
        <text:changed-region text:id="ct645649024">
          <text:insertion>
            <office:change-info>
              <dc:creator>David Harris</dc:creator>
              <dc:date>2010-08-30T23:18:00</dc:date>
            </office:change-info>
          </text:insertion>
        </text:changed-region>
        <text:changed-region text:id="ct641067120">
          <text:insertion>
            <office:change-info>
              <dc:creator>David Harris</dc:creator>
              <dc:date>2010-08-30T23:18:00</dc:date>
            </office:change-info>
          </text:insertion>
        </text:changed-region>
        <text:changed-region text:id="ct506240640">
          <text:insertion>
            <office:change-info>
              <dc:creator>David Harris</dc:creator>
              <dc:date>2010-08-30T23:18:00</dc:date>
            </office:change-info>
          </text:insertion>
        </text:changed-region>
        <text:changed-region text:id="ct588279440">
          <text:insertion>
            <office:change-info>
              <dc:creator>David Harris</dc:creator>
              <dc:date>2010-08-30T23:18:00</dc:date>
            </office:change-info>
          </text:insertion>
        </text:changed-region>
        <text:changed-region text:id="ct696933456">
          <text:insertion>
            <office:change-info>
              <dc:creator>David Harris</dc:creator>
              <dc:date>2010-08-30T23:18:00</dc:date>
            </office:change-info>
          </text:insertion>
        </text:changed-region>
        <text:changed-region text:id="ct658253008">
          <text:insertion>
            <office:change-info>
              <dc:creator>David Harris</dc:creator>
              <dc:date>2010-08-30T23:18:00</dc:date>
            </office:change-info>
          </text:insertion>
        </text:changed-region>
        <text:changed-region text:id="ct526623408">
          <text:insertion>
            <office:change-info>
              <dc:creator>David Harris</dc:creator>
              <dc:date>2010-08-30T23:18:00</dc:date>
            </office:change-info>
          </text:insertion>
        </text:changed-region>
        <text:changed-region text:id="ct506845360">
          <text:insertion>
            <office:change-info>
              <dc:creator>David Harris</dc:creator>
              <dc:date>2010-08-30T23:18:00</dc:date>
            </office:change-info>
          </text:insertion>
        </text:changed-region>
        <text:changed-region text:id="ct658471824">
          <text:insertion>
            <office:change-info>
              <dc:creator>David Harris</dc:creator>
              <dc:date>2010-08-30T23:18:00</dc:date>
            </office:change-info>
          </text:insertion>
        </text:changed-region>
        <text:changed-region text:id="ct657552096">
          <text:insertion>
            <office:change-info>
              <dc:creator>David Harris</dc:creator>
              <dc:date>2010-08-30T23:18:00</dc:date>
            </office:change-info>
          </text:insertion>
        </text:changed-region>
        <text:changed-region text:id="ct641014720">
          <text:insertion>
            <office:change-info>
              <dc:creator>David Harris</dc:creator>
              <dc:date>2010-08-30T23:18:00</dc:date>
            </office:change-info>
          </text:insertion>
        </text:changed-region>
        <text:changed-region text:id="ct659073504">
          <text:insertion>
            <office:change-info>
              <dc:creator>David Harris</dc:creator>
              <dc:date>2010-08-30T23:18:00</dc:date>
            </office:change-info>
          </text:insertion>
        </text:changed-region>
        <text:changed-region text:id="ct713188144">
          <text:insertion>
            <office:change-info>
              <dc:creator>David Harris</dc:creator>
              <dc:date>2010-08-30T23:18:00</dc:date>
            </office:change-info>
          </text:insertion>
        </text:changed-region>
        <text:changed-region text:id="ct535266176">
          <text:insertion>
            <office:change-info>
              <dc:creator>David Harris</dc:creator>
              <dc:date>2010-08-30T23:18:00</dc:date>
            </office:change-info>
          </text:insertion>
        </text:changed-region>
        <text:changed-region text:id="ct535254064">
          <text:insertion>
            <office:change-info>
              <dc:creator>David Harris</dc:creator>
              <dc:date>2010-08-30T23:18:00</dc:date>
            </office:change-info>
          </text:insertion>
        </text:changed-region>
        <text:changed-region text:id="ct451426720">
          <text:insertion>
            <office:change-info>
              <dc:creator>David Harris</dc:creator>
              <dc:date>2010-08-30T23:18:00</dc:date>
            </office:change-info>
          </text:insertion>
        </text:changed-region>
        <text:changed-region text:id="ct689148432">
          <text:insertion>
            <office:change-info>
              <dc:creator>David Harris</dc:creator>
              <dc:date>2010-08-30T23:18:00</dc:date>
            </office:change-info>
          </text:insertion>
        </text:changed-region>
        <text:changed-region text:id="ct696758720">
          <text:insertion>
            <office:change-info>
              <dc:creator>David Harris</dc:creator>
              <dc:date>2010-08-30T23:18:00</dc:date>
            </office:change-info>
          </text:insertion>
        </text:changed-region>
        <text:changed-region text:id="ct506472448">
          <text:insertion>
            <office:change-info>
              <dc:creator>David Harris</dc:creator>
              <dc:date>2010-08-30T23:26:00</dc:date>
            </office:change-info>
          </text:insertion>
        </text:changed-region>
        <text:changed-region text:id="ct697206288">
          <text:insertion>
            <office:change-info>
              <dc:creator>David Harris</dc:creator>
              <dc:date>2010-08-30T23:26:00</dc:date>
            </office:change-info>
          </text:insertion>
        </text:changed-region>
        <text:changed-region text:id="ct660079152">
          <text:insertion>
            <office:change-info>
              <dc:creator>David Harris</dc:creator>
              <dc:date>2010-08-30T23:26:00</dc:date>
            </office:change-info>
          </text:insertion>
        </text:changed-region>
        <text:changed-region text:id="ct689363392">
          <text:insertion>
            <office:change-info>
              <dc:creator>David Harris</dc:creator>
              <dc:date>2010-08-30T23:26:00</dc:date>
            </office:change-info>
          </text:insertion>
        </text:changed-region>
        <text:changed-region text:id="ct525395344">
          <text:insertion>
            <office:change-info>
              <dc:creator>David Harris</dc:creator>
              <dc:date>2010-08-30T23:26:00</dc:date>
            </office:change-info>
          </text:insertion>
        </text:changed-region>
        <text:changed-region text:id="ct505583600">
          <text:insertion>
            <office:change-info>
              <dc:creator>David Harris</dc:creator>
              <dc:date>2010-08-30T23:26:00</dc:date>
            </office:change-info>
          </text:insertion>
        </text:changed-region>
        <text:changed-region text:id="ct554456736">
          <text:insertion>
            <office:change-info>
              <dc:creator>David Harris</dc:creator>
              <dc:date>2010-08-30T23:26:00</dc:date>
            </office:change-info>
          </text:insertion>
        </text:changed-region>
        <text:changed-region text:id="ct697142144">
          <text:insertion>
            <office:change-info>
              <dc:creator>David Harris</dc:creator>
              <dc:date>2010-08-30T23:26:00</dc:date>
            </office:change-info>
          </text:insertion>
        </text:changed-region>
        <text:changed-region text:id="ct533253584">
          <text:insertion>
            <office:change-info>
              <dc:creator>David Harris</dc:creator>
              <dc:date>2010-08-30T23:26:00</dc:date>
            </office:change-info>
          </text:insertion>
        </text:changed-region>
        <text:changed-region text:id="ct654270560">
          <text:insertion>
            <office:change-info>
              <dc:creator>David Harris</dc:creator>
              <dc:date>2010-08-30T23:27:00</dc:date>
            </office:change-info>
          </text:insertion>
        </text:changed-region>
        <text:changed-region text:id="ct653538240">
          <text:insertion>
            <office:change-info>
              <dc:creator>David Harris</dc:creator>
              <dc:date>2010-08-30T23:27:00</dc:date>
            </office:change-info>
          </text:insertion>
        </text:changed-region>
        <text:changed-region text:id="ct659134912">
          <text:insertion>
            <office:change-info>
              <dc:creator>David Harris</dc:creator>
              <dc:date>2010-08-30T23:27:00</dc:date>
            </office:change-info>
          </text:insertion>
        </text:changed-region>
        <text:changed-region text:id="ct489271840">
          <text:insertion>
            <office:change-info>
              <dc:creator>David Harris</dc:creator>
              <dc:date>2010-08-30T23:27:00</dc:date>
            </office:change-info>
          </text:insertion>
        </text:changed-region>
        <text:changed-region text:id="ct525665808">
          <text:insertion>
            <office:change-info>
              <dc:creator>David Harris</dc:creator>
              <dc:date>2010-08-30T23:27:00</dc:date>
            </office:change-info>
          </text:insertion>
        </text:changed-region>
        <text:changed-region text:id="ct688795920">
          <text:insertion>
            <office:change-info>
              <dc:creator>David Harris</dc:creator>
              <dc:date>2010-08-30T23:27:00</dc:date>
            </office:change-info>
          </text:insertion>
        </text:changed-region>
        <text:changed-region text:id="ct535685472">
          <text:insertion>
            <office:change-info>
              <dc:creator>David Harris</dc:creator>
              <dc:date>2010-08-30T23:27:00</dc:date>
            </office:change-info>
          </text:insertion>
        </text:changed-region>
        <text:changed-region text:id="ct657872976">
          <text:insertion>
            <office:change-info>
              <dc:creator>David Harris</dc:creator>
              <dc:date>2010-08-30T23:27:00</dc:date>
            </office:change-info>
          </text:insertion>
        </text:changed-region>
        <text:changed-region text:id="ct506822272">
          <text:insertion>
            <office:change-info>
              <dc:creator>David Harris</dc:creator>
              <dc:date>2010-08-30T23:27:00</dc:date>
            </office:change-info>
          </text:insertion>
        </text:changed-region>
        <text:changed-region text:id="ct657513520">
          <text:insertion>
            <office:change-info>
              <dc:creator>David Harris</dc:creator>
              <dc:date>2010-08-30T23:28:00</dc:date>
            </office:change-info>
          </text:insertion>
        </text:changed-region>
        <text:changed-region text:id="ct506178640">
          <text:insertion>
            <office:change-info>
              <dc:creator>David Harris</dc:creator>
              <dc:date>2010-08-30T23:28:00</dc:date>
            </office:change-info>
          </text:insertion>
        </text:changed-region>
        <text:changed-region text:id="ct553879328">
          <text:insertion>
            <office:change-info>
              <dc:creator>David Harris</dc:creator>
              <dc:date>2010-08-30T23:18:00</dc:date>
            </office:change-info>
          </text:insertion>
        </text:changed-region>
        <text:changed-region text:id="ct658770720">
          <text:insertion>
            <office:change-info>
              <dc:creator>David Harris</dc:creator>
              <dc:date>2010-08-30T23:28:00</dc:date>
            </office:change-info>
          </text:insertion>
        </text:changed-region>
        <text:changed-region text:id="ct641966000">
          <text:insertion>
            <office:change-info>
              <dc:creator>Bob Jacobsen</dc:creator>
              <dc:date>2010-08-31T05:33:00</dc:date>
            </office:change-info>
          </text:insertion>
        </text:changed-region>
        <text:changed-region text:id="ct650281248">
          <text:format-change>
            <office:change-info>
              <dc:creator>Bob Jacobsen</dc:creator>
              <dc:date>2010-08-31T05:33:00</dc:date>
            </office:change-info>
          </text:format-change>
        </text:changed-region>
        <text:changed-region text:id="ct642463136">
          <text:insertion>
            <office:change-info>
              <dc:creator>Bob Jacobsen</dc:creator>
              <dc:date>2010-08-31T05:33:00</dc:date>
            </office:change-info>
          </text:insertion>
        </text:changed-region>
        <text:changed-region text:id="ct642462848">
          <text:insertion>
            <office:change-info>
              <dc:creator>David Harris</dc:creator>
              <dc:date>2010-08-30T23:28:00</dc:date>
            </office:change-info>
          </text:insertion>
        </text:changed-region>
        <text:changed-region text:id="ct650287920">
          <text:insertion>
            <office:change-info>
              <dc:creator>Bob Jacobsen</dc:creator>
              <dc:date>2010-08-31T05:37:00</dc:date>
            </office:change-info>
          </text:insertion>
        </text:changed-region>
        <text:changed-region text:id="ct654156576">
          <text:insertion>
            <office:change-info>
              <dc:creator>David Harris</dc:creator>
              <dc:date>2010-08-30T23:28:00</dc:date>
            </office:change-info>
          </text:insertion>
        </text:changed-region>
        <text:changed-region text:id="ct649512160">
          <text:insertion>
            <office:change-info>
              <dc:creator>Bob Jacobsen</dc:creator>
              <dc:date>2010-08-31T05:34:00</dc:date>
            </office:change-info>
          </text:insertion>
        </text:changed-region>
        <text:changed-region text:id="ct654121456">
          <text:insertion>
            <office:change-info>
              <dc:creator>David Harris</dc:creator>
              <dc:date>2010-08-30T23:28:00</dc:date>
            </office:change-info>
          </text:insertion>
        </text:changed-region>
        <text:changed-region text:id="ct643265040">
          <text:deletion>
            <office:change-info>
              <dc:creator>Bob Jacobsen</dc:creator>
              <dc:date>2010-08-31T05:34:00</dc:date>
            </office:change-info>
            <text:p text:style-name="P9"><text:s/>are provided</text:p>
          </text:deletion>
          <text:insertion>
            <office:change-info office:chg-author="David Harris" office:chg-date-time="2010-08-30T23:28:00"/>
          </text:insertion>
        </text:changed-region>
        <text:changed-region text:id="ct650290576">
          <text:insertion>
            <office:change-info>
              <dc:creator>David Harris</dc:creator>
              <dc:date>2010-08-30T23:28:00</dc:date>
            </office:change-info>
          </text:insertion>
        </text:changed-region>
        <text:changed-region text:id="ct650310400">
          <text:deletion>
            <office:change-info>
              <dc:creator>Bob Jacobsen</dc:creator>
              <dc:date>2010-08-31T05:34:00</dc:date>
            </office:change-info>
            <text:p text:style-name="P9">c</text:p>
          </text:deletion>
          <text:insertion>
            <office:change-info office:chg-author="David Harris" office:chg-date-time="2010-08-30T23:28:00"/>
          </text:insertion>
        </text:changed-region>
        <text:changed-region text:id="ct650319504">
          <text:insertion>
            <office:change-info>
              <dc:creator>Bob Jacobsen</dc:creator>
              <dc:date>2010-08-31T05:34:00</dc:date>
            </office:change-info>
          </text:insertion>
        </text:changed-region>
        <text:changed-region text:id="ct689356752">
          <text:insertion>
            <office:change-info>
              <dc:creator>David Harris</dc:creator>
              <dc:date>2010-08-30T23:28:00</dc:date>
            </office:change-info>
          </text:insertion>
        </text:changed-region>
        <text:changed-region text:id="ct650310112">
          <text:deletion>
            <office:change-info>
              <dc:creator>Bob Jacobsen</dc:creator>
              <dc:date>2010-08-31T05:35:00</dc:date>
            </office:change-info>
            <text:p text:style-name="P9">connectors</text:p>
          </text:deletion>
          <text:insertion>
            <office:change-info office:chg-author="David Harris" office:chg-date-time="2010-08-30T23:28:00"/>
          </text:insertion>
        </text:changed-region>
        <text:changed-region text:id="ct643708784">
          <text:insertion>
            <office:change-info>
              <dc:creator>Bob Jacobsen</dc:creator>
              <dc:date>2010-08-31T05:35:00</dc:date>
            </office:change-info>
          </text:insertion>
        </text:changed-region>
        <text:changed-region text:id="ct650325760">
          <text:deletion>
            <office:change-info>
              <dc:creator>Bob Jacobsen</dc:creator>
              <dc:date>2010-08-31T05:35:00</dc:date>
            </office:change-info>
            <text:p text:style-name="P9"><text:s/>with connections rated for current of at least 1A.</text:p>
          </text:deletion>
          <text:insertion>
            <office:change-info office:chg-author="David Harris" office:chg-date-time="2010-08-30T23:28:00"/>
          </text:insertion>
        </text:changed-region>
        <text:changed-region text:id="ct489291680">
          <text:insertion>
            <office:change-info>
              <dc:creator>Bob Jacobsen</dc:creator>
              <dc:date>2010-08-31T05:35:00</dc:date>
            </office:change-info>
          </text:insertion>
        </text:changed-region>
        <text:changed-region text:id="ct650318928">
          <text:insertion>
            <office:change-info>
              <dc:creator>David Harris</dc:creator>
              <dc:date>2010-08-30T23:28:00</dc:date>
            </office:change-info>
          </text:insertion>
        </text:changed-region>
        <text:changed-region text:id="ct489291776">
          <text:insertion>
            <office:change-info>
              <dc:creator>Bob Jacobsen</dc:creator>
              <dc:date>2010-08-31T05:35:00</dc:date>
            </office:change-info>
          </text:insertion>
        </text:changed-region>
        <text:changed-region text:id="ct507030528">
          <text:deletion>
            <office:change-info>
              <dc:creator>Bob Jacobsen</dc:creator>
              <dc:date>2010-08-31T05:35:00</dc:date>
            </office:change-info>
            <text:p text:style-name="P9"><text:s/>with connections rated for current of at least 1A. </text:p>
          </text:deletion>
          <text:insertion>
            <office:change-info office:chg-author="David Harris" office:chg-date-time="2010-08-30T23:28:00"/>
          </text:insertion>
        </text:changed-region>
        <text:changed-region text:id="ct690064832">
          <text:insertion>
            <office:change-info>
              <dc:creator>Bob Jacobsen</dc:creator>
              <dc:date>2010-08-31T05:35:00</dc:date>
            </office:change-info>
          </text:insertion>
        </text:changed-region>
        <text:changed-region text:id="ct643522080">
          <text:insertion>
            <office:change-info>
              <dc:creator>Bob Jacobsen</dc:creator>
              <dc:date>2010-08-31T05:36:00</dc:date>
            </office:change-info>
          </text:insertion>
        </text:changed-region>
        <text:changed-region text:id="ct650669712">
          <text:insertion>
            <office:change-info>
              <dc:creator>David Harris</dc:creator>
              <dc:date>2010-08-30T23:28:00</dc:date>
            </office:change-info>
          </text:insertion>
        </text:changed-region>
        <text:changed-region text:id="ct650439280">
          <text:deletion>
            <office:change-info>
              <dc:creator>Bob Jacobsen</dc:creator>
              <dc:date>2010-08-31T05:40:00</dc:date>
            </office:change-info>
            <text:p text:style-name="P9">with a connection </text:p>
          </text:deletion>
          <text:insertion>
            <office:change-info office:chg-author="David Harris" office:chg-date-time="2010-08-30T23:28:00"/>
          </text:insertion>
        </text:changed-region>
        <text:changed-region text:id="ct650356896">
          <text:insertion>
            <office:change-info>
              <dc:creator>Bob Jacobsen</dc:creator>
              <dc:date>2010-08-31T05:40:00</dc:date>
            </office:change-info>
          </text:insertion>
        </text:changed-region>
        <text:changed-region text:id="ct650439376">
          <text:insertion>
            <office:change-info>
              <dc:creator>David Harris</dc:creator>
              <dc:date>2010-08-30T23:28:00</dc:date>
            </office:change-info>
          </text:insertion>
        </text:changed-region>
        <text:changed-region text:id="ct650738144">
          <text:insertion>
            <office:change-info>
              <dc:creator>Bob Jacobsen</dc:creator>
              <dc:date>2010-08-31T05:42:00</dc:date>
            </office:change-info>
          </text:insertion>
        </text:changed-region>
        <text:changed-region text:id="ct695865344">
          <text:insertion>
            <office:change-info>
              <dc:creator>Bob Jacobsen</dc:creator>
              <dc:date>2010-08-31T05:43:00</dc:date>
            </office:change-info>
          </text:insertion>
        </text:changed-region>
        <text:changed-region text:id="ct648431024">
          <text:format-change>
            <office:change-info>
              <dc:creator>Bob Jacobsen</dc:creator>
              <dc:date>2010-08-31T05:43:00</dc:date>
            </office:change-info>
          </text:format-change>
        </text:changed-region>
        <text:changed-region text:id="ct650614416">
          <text:insertion>
            <office:change-info>
              <dc:creator>David Harris</dc:creator>
              <dc:date>2010-08-30T23:28:00</dc:date>
            </office:change-info>
          </text:insertion>
        </text:changed-region>
        <text:changed-region text:id="ct506331376">
          <text:insertion>
            <office:change-info>
              <dc:creator>David Harris</dc:creator>
              <dc:date>2010-08-30T23:29:00</dc:date>
            </office:change-info>
          </text:insertion>
        </text:changed-region>
        <text:changed-region text:id="ct650636784">
          <text:deletion>
            <office:change-info>
              <dc:creator>Bob Jacobsen</dc:creator>
              <dc:date>2010-08-31T05:42:00</dc:date>
            </office:change-info>
            <text:p text:style-name="P10"><text:span text:style-name="T8">(needs a “shall withstand” clause for applied external voltage?)(needs a “shall withstand short circuits on the output ...”?)</text:span><text:span text:style-name="T9"> </text:span></text:p>
          </text:deletion>
          <text:insertion>
            <office:change-info office:chg-author="David Harris" office:chg-date-time="2010-08-30T23:29:00"/>
          </text:insertion>
        </text:changed-region>
        <text:changed-region text:id="ct650636880">
          <text:insertion>
            <office:change-info>
              <dc:creator>David Harris</dc:creator>
              <dc:date>2010-08-30T23:29:00</dc:date>
            </office:change-info>
          </text:insertion>
        </text:changed-region>
        <text:changed-region text:id="ct650831488">
          <text:insertion>
            <office:change-info>
              <dc:creator>Bob Jacobsen</dc:creator>
              <dc:date>2010-08-31T05:45:00</dc:date>
            </office:change-info>
          </text:insertion>
        </text:changed-region>
        <text:changed-region text:id="ct650830240">
          <text:insertion>
            <office:change-info>
              <dc:creator>David Harris</dc:creator>
              <dc:date>2010-08-30T23:29:00</dc:date>
            </office:change-info>
          </text:insertion>
        </text:changed-region>
        <text:changed-region text:id="ct678369232">
          <text:deletion>
            <office:change-info>
              <dc:creator>Bob Jacobsen</dc:creator>
              <dc:date>2010-08-31T05:42:00</dc:date>
            </office:change-info>
            <text:p text:style-name="P11">(needs a “shall withstand” clause for applied external voltage?)</text:p>
          </text:deletion>
          <text:insertion>
            <office:change-info office:chg-author="David Harris" office:chg-date-time="2010-08-30T23:29:00"/>
          </text:insertion>
        </text:changed-region>
        <text:changed-region text:id="ct654148112">
          <text:insertion>
            <office:change-info>
              <dc:creator>David Harris</dc:creator>
              <dc:date>2010-08-30T23:21:00</dc:date>
            </office:change-info>
          </text:insertion>
        </text:changed-region>
        <text:changed-region text:id="ct519759312">
          <text:deletion>
            <office:change-info>
              <dc:creator>David Harris</dc:creator>
              <dc:date>2010-08-30T23:17:00</dc:date>
            </office:change-info>
            <text:p text:style-name="P12"/>
            <text:p text:style-name="P1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roduction">
        <text:h text:style-name="P1" text:outline-level="1"><text:change text:change-id="ct668306416"/><text:change-start text:change-id="ct654119552"/>Introduction (Informative)<text:change-end text:change-id="ct654119552"/></text:h>
      </text:section>
      <text:p text:style-name="P2"><text:change-start text:change-id="ct689140448"/>This document describes the physical layer for carrying NMRAnet over a Controller Area Network <text:span text:style-name="T1">(CAN) link or links</text:span><text:change-end text:change-id="ct689140448"/><text:change-start text:change-id="ct667152752"/><text:span text:style-name="T1"> </text:span><text:change-end text:change-id="ct667152752"/><text:change-start text:change-id="ct522124448"/><text:span text:style-name="T1">and </text:span><text:change-end text:change-id="ct522124448"/><text:change text:change-id="ct588981712"/><text:change-start text:change-id="ct713168096"/><text:span text:style-name="T1">nothing else.</text:span><text:change-end text:change-id="ct713168096"/><text:change text:change-id="ct667012720"/><text:change text:change-id="ct654138832"/><text:change text:change-id="ct568117280"/><text:change-start text:change-id="ct688407312"/></text:p>
      <text:h text:style-name="P3" text:outline-level="1"><text:change-end text:change-id="ct688407312"/><text:change text:change-id="ct518156560"/><text:change-start text:change-id="ct655072400"/>Intended Use (<text:change-end text:change-id="ct655072400"/><text:change-start text:change-id="ct506890704"/>Informative)</text:h>
      <text:p text:style-name="P2">Suitable NMRAnet nodes can be connected by cables to form a linear CAN bus with optional short <text:span text:style-name="T1">stubs. <text:s/>Users can expect to be able to form networks within limitations:</text:span><text:span text:style-name="T23"> </text:span></text:p>
      <text:list xml:id="list884419654" text:style-name="L2">
        <text:list-item>
          <text:p text:style-name="P54"><text:span text:style-name="T1">Total cable length of 1000 ft / 300m; stub cables count double their length in that total; nodes count as 20 ft / 6m in that total</text:span><text:span text:style-name="T23"> </text:span></text:p>
        </text:list-item>
        <text:list-item>
          <text:p text:style-name="P54"><text:span text:style-name="T1">Never less than 1 ft / 30cm of cable between nodes, nor between a stub connection and a node.</text:span><text:span text:style-name="T23"> </text:span></text:p>
        </text:list-item>
        <text:list-item>
          <text:p text:style-name="P46">No more than 50 nodes connected </text:p>
        </text:list-item>
      </text:list>
      <text:p text:style-name="P31">NMRAnet nodes generally have two RJ45 modular connectors and can be daisy-chained together with suitable computer-network (“Ethernet”) cables. A CAN terminator is installed by the user at each end of the main bus. </text:p>
      <text:p text:style-name="P4"><text:span text:style-name="T1">A limited amount of power can be distributed via the cable, allowing a few nodes </text:span><text:change-end text:change-id="ct506890704"/><text:change-start text:change-id="ct649332176"/><text:span text:style-name="T1">to </text:span><text:change-end text:change-id="ct649332176"/><text:change-start text:change-id="ct649331984"/><text:span text:style-name="T1">draw</text:span><text:change-end text:change-id="ct649331984"/><text:change text:change-id="ct641966256"/><text:change-start text:change-id="ct649512288"/><text:span text:style-name="T1"> power from a </text:span><text:change-end text:change-id="ct649512288"/><text:change-start text:change-id="ct642557792"/><text:span text:style-name="T1">short (</text:span><text:change-end text:change-id="ct642557792"/><text:change-start text:change-id="ct642724176"/><text:span text:style-name="T1">10 ft / 3m</text:span><text:change-end text:change-id="ct642724176"/><text:change-start text:change-id="ct641966384"/><text:span text:style-name="T1">)</text:span><text:change-end text:change-id="ct641966384"/><text:change-start text:change-id="ct642378352"/><text:span text:style-name="T1"> length of the common bus.</text:span><text:span text:style-name="T23"> </text:span></text:p>
      <text:h text:style-name="P5" text:outline-level="1"><text:change-end text:change-id="ct642378352"/><text:change text:change-id="ct656218560"/><text:change text:change-id="ct659172016"/><text:change-start text:change-id="ct506797872"/>References and Context (Normative)<text:change-end text:change-id="ct506797872"/><text:change text:change-id="ct696874528"/><text:change-start text:change-id="ct520876704"/></text:h>
      <text:p text:style-name="P30"><text:change-end text:change-id="ct520876704"/><text:change-start text:change-id="ct535663840"/><text:span text:style-name="T37">In this document</text:span><text:span text:style-name="T38"> </text:span></text:p>
      <text:list xml:id="list260845411" text:style-name="L3">
        <text:list-item>
          <text:p text:style-name="P55"><text:span text:style-name="T1">“RJ45” refers to the miniature 8 position unkeyed plug and jack defined in sections Section 6.1.1.3 <text:s/>and Section 6.1.1.4, respectively, of the TIA-968-A specification.</text:span><text:span text:style-name="T23"> </text:span></text:p>
        </text:list-item>
        <text:list-item>
          <text:p text:style-name="P55"><text:span text:style-name="T1">“UTP” refers to CAT-3 or better cable as defined in TIA/EIA-568-B or the successor TIA/EIA- 568-C.</text:span><text:span text:style-name="T23"> </text:span></text:p>
        </text:list-item>
        <text:list-item>
          <text:p text:style-name="P47">“CAN” refers to the electrical and protocol specifications as defined in ISO 11898-1:2003 and ISO 11898-2:2003 and their successors. </text:p>
        </text:list-item>
      </text:list>
      <text:p text:style-name="P4"><text:span text:style-name="T1">External certification of parts shall be accepted for conformance to these standards. Conformance with a later version of a standard shall be accepted as conformance with the referenced versions.</text:span><text:span text:style-name="T23"> </text:span><text:change-end text:change-id="ct535663840"/><text:change-start text:change-id="ct652737936"/></text:p>
      <text:h text:style-name="Heading_20_1" text:outline-level="1"><text:change-end text:change-id="ct652737936"/><text:change text:change-id="ct659117216"/><text:change-start text:change-id="ct478325232"/><text:soft-page-break/>P<text:change-end text:change-id="ct478325232"/><text:change-start text:change-id="ct588553120"/>hysical Interconnection (Normative)<text:change-end text:change-id="ct588553120"/><text:change-start text:change-id="ct507002480"/></text:h>
      <text:p text:style-name="P8">CAN connections between nodes shall be made using UTP cable. <text:change-end text:change-id="ct507002480"/><text:change text:change-id="ct643531760"/><text:change text:change-id="ct643164128"/><text:change text:change-id="ct658137808"/><text:change text:change-id="ct525663344"/><text:change text:change-id="ct642553152"/><text:change text:change-id="ct535701968"/><text:change text:change-id="ct649513120"/><text:change text:change-id="ct649597232"/><text:change-start text:change-id="ct642548176"/>T<text:change-end text:change-id="ct642548176"/><text:change-start text:change-id="ct507010576"/><text:span text:style-name="T7">here shall be a RJ45 plug on the cable and RJ45 jack on the node</text:span><text:change-end text:change-id="ct507010576"/><text:change text:change-id="ct643432736"/><text:change-start text:change-id="ct642463696"/><text:span text:style-name="T7"> unless the cable is permanently attached to the node.</text:span><text:change-end text:change-id="ct642463696"/><text:change-start text:change-id="ct643173392"/></text:p>
      <text:p text:style-name="P8"><text:change-end text:change-id="ct643173392"/><text:change-start text:change-id="ct645649024"/><text:span text:style-name="T7">The signal, conductor and pair assignments shall be:</text:span><text:span text:style-name="T30"> </text:span><text:change-end text:change-id="ct645649024"/></text:p>
      <table:table table:name="Table2" table:style-name="Table2">
        <table:table-column table:style-name="Table2.A" table:number-columns-repeated="3"/>
        <table:table-column table:style-name="Table2.D"/>
        <table:table-row>
          <table:table-cell table:style-name="Table2.A1" office:value-type="string">
            <text:p text:style-name="P34"><text:change-start text:change-id="ct641067120"/>Conductor<text:change-end text:change-id="ct641067120"/></text:p>
          </table:table-cell>
          <table:table-cell table:style-name="Table2.A1" office:value-type="string">
            <text:p text:style-name="P34"><text:change-start text:change-id="ct506240640"/>Signal Name <text:change-end text:change-id="ct506240640"/></text:p>
          </table:table-cell>
          <table:table-cell table:style-name="Table2.A1" office:value-type="string">
            <text:p text:style-name="P29"><text:change-start text:change-id="ct588279440"/><text:span text:style-name="T33">TIA/EIA-568-A Pair<text:line-break/></text:span><text:span text:style-name="T8">(Informative)</text:span><text:span text:style-name="T9"> </text:span><text:change-end text:change-id="ct588279440"/></text:p>
          </table:table-cell>
          <table:table-cell table:style-name="Table2.D1" office:value-type="string">
            <text:p text:style-name="P29"><text:change-start text:change-id="ct696933456"/><text:span text:style-name="T33">TIA/EIA-568-B Pair<text:line-break/></text:span><text:span text:style-name="T8">(Informative) </text:span><text:change-end text:change-id="ct696933456"/></text:p>
          </table:table-cell>
        </table:table-row>
        <table:table-row>
          <table:table-cell table:style-name="Table2.A2" office:value-type="float" office:value="1">
            <text:p text:style-name="P37"><text:change-start text:change-id="ct658253008"/>1<text:change-end text:change-id="ct658253008"/></text:p>
          </table:table-cell>
          <table:table-cell table:style-name="Table2.B2" office:value-type="string">
            <text:p text:style-name="P37"><text:change-start text:change-id="ct526623408"/>CAN_H<text:change-end text:change-id="ct526623408"/></text:p>
          </table:table-cell>
          <table:table-cell table:style-name="Table2.B2" office:value-type="string">
            <text:p text:style-name="P37"><text:change-start text:change-id="ct506845360"/>white/green<text:change-end text:change-id="ct506845360"/></text:p>
          </table:table-cell>
          <table:table-cell table:style-name="Table2.D2" office:value-type="string">
            <text:p text:style-name="P37"><text:change-start text:change-id="ct658471824"/>white/orange<text:change-end text:change-id="ct658471824"/></text:p>
          </table:table-cell>
        </table:table-row>
        <table:table-row>
          <table:table-cell table:style-name="Table2.A2" office:value-type="float" office:value="2">
            <text:p text:style-name="P37"><text:change-start text:change-id="ct657552096"/>2<text:change-end text:change-id="ct657552096"/></text:p>
          </table:table-cell>
          <table:table-cell table:style-name="Table2.B2" office:value-type="string">
            <text:p text:style-name="P37"><text:change-start text:change-id="ct641014720"/>CAN_L<text:change-end text:change-id="ct641014720"/></text:p>
          </table:table-cell>
          <table:table-cell table:style-name="Table2.B2" office:value-type="string">
            <text:p text:style-name="P37"><text:change-start text:change-id="ct659073504"/>green<text:change-end text:change-id="ct659073504"/></text:p>
          </table:table-cell>
          <table:table-cell table:style-name="Table2.D2" office:value-type="string">
            <text:p text:style-name="P37"><text:change-start text:change-id="ct713188144"/>orange<text:change-end text:change-id="ct713188144"/></text:p>
          </table:table-cell>
        </table:table-row>
        <table:table-row>
          <table:table-cell table:style-name="Table2.A2" office:value-type="float" office:value="3">
            <text:p text:style-name="P37"><text:change-start text:change-id="ct535266176"/>3<text:change-end text:change-id="ct535266176"/></text:p>
          </table:table-cell>
          <table:table-cell table:style-name="Table2.B2" office:value-type="string">
            <text:p text:style-name="P37"><text:change-start text:change-id="ct535254064"/>CAN_GND<text:change-end text:change-id="ct535254064"/></text:p>
          </table:table-cell>
          <table:table-cell table:style-name="Table2.B2" office:value-type="string">
            <text:p text:style-name="P37"><text:change-start text:change-id="ct451426720"/>white/orange<text:change-end text:change-id="ct451426720"/></text:p>
          </table:table-cell>
          <table:table-cell table:style-name="Table2.D2" office:value-type="string">
            <text:p text:style-name="P37"><text:change-start text:change-id="ct689148432"/>white/green<text:change-end text:change-id="ct689148432"/></text:p>
          </table:table-cell>
        </table:table-row>
        <table:table-row>
          <table:table-cell table:style-name="Table2.A2" office:value-type="float" office:value="4">
            <text:p text:style-name="P37"><text:change-start text:change-id="ct696758720"/>4<text:change-end text:change-id="ct696758720"/></text:p>
          </table:table-cell>
          <table:table-cell table:style-name="Table2.B2" office:value-type="string">
            <text:p text:style-name="P37"><text:change-start text:change-id="ct506472448"/>reserved<text:change-end text:change-id="ct506472448"/></text:p>
          </table:table-cell>
          <table:table-cell table:style-name="Table2.B2" office:value-type="string">
            <text:p text:style-name="P37"><text:change-start text:change-id="ct697206288"/>blue<text:change-end text:change-id="ct697206288"/></text:p>
          </table:table-cell>
          <table:table-cell table:style-name="Table2.D2" office:value-type="string">
            <text:p text:style-name="P37"><text:change-start text:change-id="ct660079152"/>blue<text:change-end text:change-id="ct660079152"/></text:p>
          </table:table-cell>
        </table:table-row>
        <table:table-row>
          <table:table-cell table:style-name="Table2.A2" office:value-type="float" office:value="5">
            <text:p text:style-name="P37"><text:change-start text:change-id="ct689363392"/>5<text:change-end text:change-id="ct689363392"/></text:p>
          </table:table-cell>
          <table:table-cell table:style-name="Table2.B2" office:value-type="string">
            <text:p text:style-name="P37"><text:change-start text:change-id="ct525395344"/>reserved<text:change-end text:change-id="ct525395344"/></text:p>
          </table:table-cell>
          <table:table-cell table:style-name="Table2.B2" office:value-type="string">
            <text:p text:style-name="P37"><text:change-start text:change-id="ct505583600"/>white/blue<text:change-end text:change-id="ct505583600"/></text:p>
          </table:table-cell>
          <table:table-cell table:style-name="Table2.D2" office:value-type="string">
            <text:p text:style-name="P37"><text:change-start text:change-id="ct554456736"/>blue<text:change-end text:change-id="ct554456736"/></text:p>
          </table:table-cell>
        </table:table-row>
        <table:table-row>
          <table:table-cell table:style-name="Table2.A2" office:value-type="float" office:value="6">
            <text:p text:style-name="P37"><text:change-start text:change-id="ct697142144"/>6<text:change-end text:change-id="ct697142144"/></text:p>
          </table:table-cell>
          <table:table-cell table:style-name="Table2.B2" office:value-type="string">
            <text:p text:style-name="P37"><text:change-start text:change-id="ct533253584"/>CAN_SHI<text:change-end text:change-id="ct533253584"/><text:change-start text:change-id="ct654270560"/>ELD<text:change-end text:change-id="ct654270560"/></text:p>
          </table:table-cell>
          <table:table-cell table:style-name="Table2.B2" office:value-type="string">
            <text:p text:style-name="P37"><text:change-start text:change-id="ct653538240"/>orange<text:change-end text:change-id="ct653538240"/></text:p>
          </table:table-cell>
          <table:table-cell table:style-name="Table2.D2" office:value-type="string">
            <text:p text:style-name="P37"><text:change-start text:change-id="ct659134912"/>green<text:change-end text:change-id="ct659134912"/></text:p>
          </table:table-cell>
        </table:table-row>
        <table:table-row>
          <table:table-cell table:style-name="Table2.A2" office:value-type="float" office:value="7">
            <text:p text:style-name="P37"><text:change-start text:change-id="ct489271840"/>7<text:change-end text:change-id="ct489271840"/></text:p>
          </table:table-cell>
          <table:table-cell table:style-name="Table2.B2" office:value-type="string">
            <text:p text:style-name="P37"><text:change-start text:change-id="ct525665808"/>PWR_NEG<text:change-end text:change-id="ct525665808"/></text:p>
          </table:table-cell>
          <table:table-cell table:style-name="Table2.B2" office:value-type="string">
            <text:p text:style-name="P37"><text:change-start text:change-id="ct688795920"/>white/brown<text:change-end text:change-id="ct688795920"/></text:p>
          </table:table-cell>
          <table:table-cell table:style-name="Table2.D2" office:value-type="string">
            <text:p text:style-name="P37"><text:change-start text:change-id="ct535685472"/>white/brown<text:change-end text:change-id="ct535685472"/></text:p>
          </table:table-cell>
        </table:table-row>
        <table:table-row>
          <table:table-cell table:style-name="Table2.A2" office:value-type="float" office:value="8">
            <text:p text:style-name="P37"><text:change-start text:change-id="ct657872976"/>8<text:change-end text:change-id="ct657872976"/></text:p>
          </table:table-cell>
          <table:table-cell table:style-name="Table2.B2" office:value-type="string">
            <text:p text:style-name="P37"><text:change-start text:change-id="ct506822272"/>PWR_POS<text:change-end text:change-id="ct506822272"/></text:p>
          </table:table-cell>
          <table:table-cell table:style-name="Table2.B2" office:value-type="string">
            <text:p text:style-name="P37"><text:change-start text:change-id="ct657513520"/>brown<text:change-end text:change-id="ct657513520"/></text:p>
          </table:table-cell>
          <table:table-cell table:style-name="Table2.D2" office:value-type="string">
            <text:p text:style-name="P37"><text:change-start text:change-id="ct506178640"/>brown<text:change-end text:change-id="ct506178640"/></text:p>
          </table:table-cell>
        </table:table-row>
      </table:table>
      <text:p text:style-name="P35"><text:change-start text:change-id="ct553879328"/></text:p>
      <text:p text:style-name="P9"><text:change-end text:change-id="ct553879328"/><text:change-start text:change-id="ct658770720"/><text:span text:style-name="T39">Cables, including cables attached to nodes, shall carry conductors 1 &amp; 2 as a pair, and conductors 3 &amp; 6 </text:span>as a pair. <text:change-end text:change-id="ct658770720"/><text:change-start text:change-id="ct641966000"/></text:p>
      <text:p text:style-name="P9">Cables may, but are not required to, carry conductors 4 <text:change-start text:change-id="ct650281248"/><text:span text:style-name="T42">and</text:span><text:change-end text:change-id="ct650281248"/> <text:change-end text:change-id="ct641966000"/><text:change-start text:change-id="ct642463136"/>5. <text:change-end text:change-id="ct642463136"/><text:change-start text:change-id="ct642462848"/>Conductors 4 and 5, if present, shall be carried as a pair. <text:change-end text:change-id="ct642462848"/><text:change-start text:change-id="ct650287920"/></text:p>
      <text:p text:style-name="P9">Cables may, but are not required to, carry conductors 7 <text:span text:style-name="T42">and</text:span> 8. <text:change-end text:change-id="ct650287920"/><text:change-start text:change-id="ct654156576"/>Conductors 7 and 8, if present, shall be carried as a pair. </text:p>
      <text:p text:style-name="P9">If <text:change-end text:change-id="ct654156576"/><text:change-start text:change-id="ct649512160"/>a node provides <text:change-end text:change-id="ct649512160"/><text:change-start text:change-id="ct654121456"/>two or more connections<text:change-end text:change-id="ct654121456"/><text:change text:change-id="ct643265040"/><text:change-start text:change-id="ct650290576"/>, <text:change-end text:change-id="ct650290576"/><text:change text:change-id="ct650310400"/><text:change-start text:change-id="ct650319504"/>conductors 1 through 8 shall be provided on all connections. C<text:change-end text:change-id="ct650319504"/><text:change-start text:change-id="ct689356752"/>onductors 1 through 7 shall be connected in parallel on all <text:change-end text:change-id="ct689356752"/><text:change text:change-id="ct650310112"/><text:change-start text:change-id="ct643708784"/>connections<text:change-end text:change-id="ct643708784"/><text:change text:change-id="ct650325760"/><text:change-start text:change-id="ct489291680"/>.<text:change-end text:change-id="ct489291680"/><text:change-start text:change-id="ct650318928"/> If the node does not provide power on pin 8 on all connectors, pin 8 on all connectors must be connected in parallel<text:change-end text:change-id="ct650318928"/><text:change-start text:change-id="ct489291776"/>. All <text:change-end text:change-id="ct489291776"/><text:change text:change-id="ct507030528"/><text:change-start text:change-id="ct690064832"/>wiring <text:change-end text:change-id="ct690064832"/><text:change-start text:change-id="ct643522080"/>discussed in this paragraph shall be rated to carry at least 1A.<text:change-end text:change-id="ct643522080"/><text:change-start text:change-id="ct650669712"/></text:p>
      <text:p text:style-name="P9">Nodes shall connect conductors 3 and 6 <text:change-end text:change-id="ct650669712"/><text:change text:change-id="ct650439280"/><text:change-start text:change-id="ct650356896"/>. This connection must be <text:change-end text:change-id="ct650356896"/><text:change-start text:change-id="ct650439376"/>rated for a current of at least 1A. </text:p>
      <text:p text:style-name="P9">A node may, but is not required to, connect conductor 7 with conductors 3 and 6. </text:p>
      <text:p text:style-name="P10"><text:span text:style-name="T7">Voltages of up to 100 volts AC or either polarity DC on the reserved conductors shall not damage the node nor prevent normal operation of the node.</text:span><text:span text:style-name="T30"> </text:span><text:change-end text:change-id="ct650439376"/><text:change-start text:change-id="ct650738144"/></text:p>
      <text:p text:style-name="P10"><text:change-end text:change-id="ct650738144"/><text:change-start text:change-id="ct695865344"/><text:soft-page-break/><text:span text:style-name="T7">Voltages of up to 25 volts AC or either polarity DC on the PWR_NEG / PWR_POS conductors </text:span><text:change-start text:change-id="ct648431024"/><text:change-end text:change-id="ct648431024"/><text:span text:style-name="T7">shall not permanently damage the node.</text:span><text:change-end text:change-id="ct695865344"/><text:change-start text:change-id="ct650614416"/></text:p>
      <text:h text:style-name="P5" text:outline-level="1"><text:change-end text:change-id="ct650614416"/><text:change-start text:change-id="ct506331376"/><text:span text:style-name="T41">Data Transport (Normative)</text:span><text:span text:style-name="T40"> </text:span></text:h>
      <text:p text:style-name="P10"><text:span text:style-name="T8">Data shall be transferred using a CAN signal at 125kbps and CAN frame protocol. The bit slew rate of </text:span><text:span text:style-name="T8">the CAN signal, as transmitted, shall be less than 10V/microsecond and more than 4V/microsecond.</text:span><text:span text:style-name="T9"> </text:span></text:p>
      <text:h text:style-name="P60" text:outline-level="1"><text:span text:style-name="T35">Supply of Power (Normative)</text:span><text:span text:style-name="T36"> </text:span></text:h>
      <text:p text:style-name="P11">A node may, but is not required to, provide power to the cable PWR_POS / PWR_NEG conductors. </text:p>
      <text:p text:style-name="P10"><text:span text:style-name="T8">If a node provides power, it shall provide at least 9VDC and no more than 15VDC from zero current draw up to its specified maximum current. Its specified maximum current shall not exceed 1A. The specified maximum current shall be permanently written on the node in a location visible to the user. This label is required whether or not the node provides power to the cable. <text:s/></text:span><text:change-end text:change-id="ct506331376"/><text:change text:change-id="ct650636784"/><text:change-start text:change-id="ct650636880"/></text:p>
      <text:h text:style-name="P60" text:outline-level="1"><text:span text:style-name="T35">Consumption of Power (Normative)</text:span><text:span text:style-name="T36"> </text:span></text:h>
      <text:p text:style-name="P11">Nodes may, but are not required to, draw power from the PWR_POS / PWR_NEG conductors in the cable. <text:s/>Nodes shall not draw more than 250mA at any PWR_POS / PWR_NEG voltage from 7.5VDC to 15VDC. <text:s/>Nodes <text:change-end text:change-id="ct650636880"/><text:change-start text:change-id="ct650831488"/>that draw power <text:change-end text:change-id="ct650831488"/><text:change-start text:change-id="ct650830240"/>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change-end text:change-id="ct650830240"/><text:change text:change-id="ct678369232"/><text:change-start text:change-id="ct654148112"/></text:p>
      <text:p text:style-name="P12"><text:change-end text:change-id="ct654148112"/><text:change text:change-id="ct519759312"/></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Introduction (Informative)<text:tab/>1</text:p>
          <text:p text:style-name="P38">Intended Use (Informative)<text:tab/>1</text:p>
          <text:p text:style-name="P38">References and Context (Normative)<text:tab/>1</text:p>
          <text:p text:style-name="P38">Physical Interconnection (Normative)<text:tab/>2</text:p>
          <text:p text:style-name="P38">Data Transport (Normative) <text:tab/>2</text:p>
          <text:p text:style-name="P38">Supply of Power (Normative) <text:tab/>3</text:p>
          <text:p text:style-name="P38">Consumption of Power (Normative) <text:tab/>3</text:p>
        </text:index-body>
      </text:table-of-conten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4278in"/>
    </style:style>
    <style:style style:name="Table1.D" style:family="table-column">
      <style:table-column-properties style:column-width="1.404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4pt" style:font-size-asian="14pt" style:font-size-complex="14pt"/>
    </style:style>
    <style:style style:name="MT5" style:family="text">
      <style:text-properties fo:font-size="10pt" style:font-size-asian="10pt" style:font-size-complex="10pt"/>
    </style:style>
    <style:style style:name="MT6" style:family="text">
      <style:text-properties fo:font-size="9pt" style:font-size-asian="9pt" style:font-size-complex="9pt"/>
    </style:style>
    <style:style style:name="MT7"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8"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9" style:family="text">
      <style:text-properties style:use-window-font-color="true" style:font-name="Arial-BoldMT" fo:font-weight="bold" style:font-name-asian="Arial-BoldMT" style:font-weight-asian="bold" style:font-name-complex="Arial-BoldMT" style:font-weight-complex="bold"/>
    </style:style>
    <style:style style:name="MT10" style:family="text">
      <style:text-properties style:use-window-font-color="true" style:font-name="Helvetica-Bold" fo:font-weight="bold" style:font-name-asian="Helvetica-Bold" style:font-weight-asian="bold" style:font-name-complex="Helvetica-Bold" style:font-weight-complex="bold"/>
    </style:style>
    <style:style style:name="MT11" style:family="text">
      <style:text-properties style:use-window-font-color="true" style:font-name="Helvetica" fo:font-weight="normal" style:font-name-asian="Helvetica" style:font-weight-asian="normal" style:font-name-complex="Helvetica" style:font-weight-complex="normal"/>
    </style:style>
    <style:style style:name="MT12" style:family="text">
      <style:text-properties fo:font-size="9pt" style:font-size-asian="9pt"/>
    </style:style>
    <style:style style:name="MT13"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658336416">
            <text:deletion>
              <office:change-info>
                <dc:creator>David Harris</dc:creator>
                <dc:date>2010-08-30T23:39:00</dc:date>
              </office:change-info>
              <text:p text:style-name="MP1">Technical</text:p>
            </text:deletion>
          </text:changed-region>
          <text:changed-region text:id="ct689174336">
            <text:insertion>
              <office:change-info>
                <dc:creator>David Harris</dc:creator>
                <dc:date>2010-08-30T23:39:00</dc:date>
              </office:change-info>
            </text:insertion>
          </text:changed-region>
          <text:changed-region text:id="ct659829904">
            <text:deletion>
              <office:change-info>
                <dc:creator>David Harris</dc:creator>
                <dc:date>2010-08-30T23:39:00</dc:date>
              </office:change-info>
              <text:p text:style-name="MP1"><text:s/>Note (number)</text:p>
            </text:deletion>
          </text:changed-region>
          <text:changed-region text:id="ct690129632">
            <text:insertion>
              <office:change-info>
                <dc:creator>David Harris</dc:creator>
                <dc:date>2010-08-30T23:39: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xt:change text:change-id="ct658336416"/><text:change-start text:change-id="ct689174336"/>Standard<text:change-end text:change-id="ct689174336"/><text:change text:change-id="ct659829904"/><text:change-start text:change-id="ct690129632"/> S-9-x-1<text:change-end text:change-id="ct690129632"/></text:p>
      </style:header>
      <style:footer>
        <text:p text:style-name="MP4"><text:span text:style-name="MT2">Title</text:span><text:span text:style-name="MT3"><text:tab/><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16" text:date-value="2010-08-31T05:46:48">8/31/2010</text:date></text:span></text:span></text:p>
      </style:footer>
    </style:master-page>
    <style:master-page style:name="First_20_Page" style:display-name="First Page" style:page-layout-name="Mpm2" style:next-style-name="Standard">
      <style:header>
        <text:tracked-changes>
          <text:changed-region text:id="ct506525168">
            <text:insertion>
              <office:change-info>
                <dc:creator>David Harris</dc:creator>
                <dc:date>2010-08-30T23:38:00</dc:date>
              </office:change-info>
            </text:insertion>
          </text:changed-region>
          <text:changed-region text:id="ct567201664">
            <text:deletion>
              <office:change-info>
                <dc:creator>David Harris</dc:creator>
                <dc:date>2010-08-30T23:38:00</dc:date>
              </office:change-info>
              <text:p text:style-name="MP7"><text:span text:style-name="MT5">NMRA TECHNICAL NOTES</text:span></text:p>
            </text:deletion>
          </text:changed-region>
          <text:changed-region text:id="ct506275280">
            <text:deletion>
              <office:change-info>
                <dc:creator>David Harris</dc:creator>
                <dc:date>2010-08-30T23:37:00</dc:date>
              </office:change-info>
              <text:p text:style-name="MP8"><text:span text:style-name="MT6">This document is under formal review of the NMRANET Working Group. It has not been approved by the WG, reviewed by the Manager, S&amp;C Dept., nor approved by the NMRA Board of Directors.</text:span></text:p>
            </text:deletion>
          </text:changed-region>
          <text:changed-region text:id="ct696872640">
            <text:insertion>
              <office:change-info>
                <dc:creator>David Harris</dc:creator>
                <dc:date>2010-08-30T23:36:00</dc:date>
              </office:change-info>
            </text:insertion>
          </text:changed-region>
          <text:changed-region text:id="ct507030800">
            <text:insertion>
              <office:change-info>
                <dc:creator>David Harris</dc:creator>
                <dc:date>2010-08-30T23:35:00</dc:date>
              </office:change-info>
            </text:insertion>
          </text:changed-region>
          <text:changed-region text:id="ct657848464">
            <text:deletion>
              <office:change-info>
                <dc:creator>David Harris</dc:creator>
                <dc:date>2010-08-30T23:35:00</dc:date>
              </office:change-info>
              <text:p text:style-name="MP10"><text:span text:style-name="MT6">(title)</text:span></text:p>
            </text:deletion>
          </text:changed-region>
          <text:changed-region text:id="ct655249648">
            <text:deletion>
              <office:change-info>
                <dc:creator>David Harris</dc:creator>
                <dc:date>2010-08-30T23:35:00</dc:date>
              </office:change-info>
              <text:p text:style-name="MP11"><text:span text:style-name="MT3">(date)</text:span></text:p>
            </text:deletion>
          </text:changed-region>
          <text:changed-region text:id="ct697065040">
            <text:insertion>
              <office:change-info>
                <dc:creator>David Harris</dc:creator>
                <dc:date>2010-08-30T23:35:00</dc:date>
              </office:change-info>
            </text:insertion>
          </text:changed-region>
          <text:changed-region text:id="ct654073968">
            <text:deletion>
              <office:change-info>
                <dc:creator>David Harris</dc:creator>
                <dc:date>2010-08-30T23:35:00</dc:date>
              </office:change-info>
              <text:p text:style-name="MP12"><text:span text:style-name="MT11">(number)</text:span></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change-start text:change-id="ct506525168"/><text:span text:style-name="MT4">NMRA Standards</text:span> <text:change-end text:change-id="ct506525168"/><text:change text:change-id="ct567201664"/></text:p>
            </table:table-cell>
            <table:covered-table-cell/>
          </table:table-row>
          <table:table-row table:style-name="Table1.1">
            <table:table-cell table:style-name="Table1.A2" table:number-rows-spanned="2" office:value-type="string">
              <text:p text:style-name="MP8"><text:change text:change-id="ct506275280"/><text:change-start text:change-id="ct696872640"/>This is a draft document, and has no official standing. <text:s/>It has not been submitted to the NMRA Technical Department or the NMRA Board of Directors for approval.<text:change-end text:change-id="ct696872640"/></text:p>
            </table:table-cell>
            <table:table-cell table:style-name="Table1.B2" office:value-type="string">
              <text:p text:style-name="MP6"/>
            </table:table-cell>
            <table:table-cell table:style-name="Table1.C1" table:number-columns-spanned="2" office:value-type="string">
              <text:p text:style-name="MP9"><text:change-start text:change-id="ct507030800"/><text:span text:style-name="MT7">NMRANet</text:span><text:span text:style-name="MT8"> </text:span><text:span text:style-name="MT9">® </text:span></text:p>
              <text:p text:style-name="MP10">Physical Layer <text:change-end text:change-id="ct507030800"/><text:change text:change-id="ct657848464"/></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date" office:date-value="2010-08-01">
              <text:p text:style-name="MP11"><text:change text:change-id="ct655249648"/>08/01/10</text:p>
            </table:table-cell>
            <table:table-cell table:style-name="Table1.C1" office:value-type="string">
              <text:p text:style-name="MP12"><text:change-start text:change-id="ct697065040"/><text:span text:style-name="MT10">Draft S-9.x.1</text:span><text:span text:style-name="MT11"> </text:span><text:change-end text:change-id="ct697065040"/><text:change text:change-id="ct654073968"/></text:p>
            </table:table-cell>
          </table:table-row>
        </table:table>
        <text:p text:style-name="Header"/>
      </style:header>
      <style:footer>
        <text:tracked-changes>
          <text:changed-region text:id="ct506266384">
            <text:deletion>
              <office:change-info>
                <dc:creator>David Harris</dc:creator>
                <dc:date>2010-08-30T23:33:00</dc:date>
              </office:change-info>
              <text:p text:style-name="MP13"><text:span text:style-name="MT12">09</text:span></text:p>
            </text:deletion>
          </text:changed-region>
          <text:changed-region text:id="ct588468912">
            <text:insertion>
              <office:change-info>
                <dc:creator>David Harris</dc:creator>
                <dc:date>2010-08-30T23:33:00</dc:date>
              </office:change-info>
            </text:insertion>
          </text:changed-region>
        </text:tracked-changes>
        <text:p text:style-name="MP13"><text:span text:style-name="MT12">Copyright 20</text:span><text:change text:change-id="ct506266384"/><text:change-start text:change-id="ct588468912"/><text:span text:style-name="MT12">10</text:span><text:change-end text:change-id="ct588468912"/><text:span text:style-name="MT12">, by J. Day, D. Harris, B. Jacobsen, A. Robinson, and A. Shepherd<text:tab/></text:span><text:span text:style-name="MT13">Page </text:span><text:span text:style-name="Page_20_Number"><text:span text:style-name="MT13"><text:page-number text:select-page="current">1</text:page-number></text:span></text:span><text:span text:style-name="Page_20_Number"><text:span text:style-name="MT13"> of </text:span></text:span><text:span text:style-name="Page_20_Number"><text:span text:style-name="MT13"><text:page-count style:num-format="1">3</text:page-count></text:span></text:span><text:span text:style-name="Page_20_Number"><text:span text:style-name="MT13"> - </text:span></text:span><text:span text:style-name="Page_20_Number"><text:span text:style-name="MT13"><text:date style:data-style-name="N116" text:date-value="2010-08-31T05:46:48">8/31/2010</text:date></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43</meta:editing-cycles>
    <meta:editing-duration>PT12H17M51S</meta:editing-duration>
    <meta:generator>OpenOffice.org/3.2$Unix OpenOffice.org_project/320m18$Build-9502</meta:generator>
    <dc:date>2010-08-31T05:46:47</dc:date>
    <meta:document-statistic meta:table-count="2" meta:image-count="0" meta:object-count="0" meta:page-count="3" meta:paragraph-count="125" meta:word-count="1165" meta:character-count="6871"/>
    <dc:creator>Bob Jacobsen</dc:creator>
    <meta:user-defined meta:name="Info 1"/>
    <meta:user-defined meta:name="Info 2"/>
    <meta:user-defined meta:name="Info 3"/>
    <meta:user-defined meta:name="Info 4"/>
  </office:meta>
</office:document-meta>
</file>